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d36bd" officeooo:paragraph-rsid="001d36bd"/>
    </style:style>
    <style:style style:name="P2" style:family="paragraph" style:parent-style-name="Standard" style:list-style-name="L1">
      <style:text-properties officeooo:rsid="001e9680" officeooo:paragraph-rsid="001e9680"/>
    </style:style>
    <style:style style:name="P3" style:family="paragraph" style:parent-style-name="Standard" style:list-style-name="L1">
      <style:text-properties fo:font-style="italic" officeooo:rsid="001e9680" officeooo:paragraph-rsid="001e9680" style:font-style-asian="italic" style:font-style-complex="italic"/>
    </style:style>
    <style:style style:name="P4" style:family="paragraph" style:parent-style-name="Standard" style:list-style-name="L1">
      <style:text-properties fo:font-style="italic" officeooo:rsid="001fa530" officeooo:paragraph-rsid="001fa530" style:font-style-asian="italic" style:font-style-complex="italic"/>
    </style:style>
    <style:style style:name="P5" style:family="paragraph" style:parent-style-name="Standard" style:list-style-name="L1">
      <style:text-properties fo:font-style="normal" officeooo:rsid="001e9680" officeooo:paragraph-rsid="001e9680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98405170" text:style-name="L1">
        <text:list-item>
          <text:p text:style-name="P1">Why do you skate in banned areas?</text:p>
          <text:p text:style-name="P3">Mostly for transportation, but just to get to another place to skate for recreation. Because he knows he won’t get in trouble for it</text:p>
        </text:list-item>
        <text:list-item>
          <text:p text:style-name="P5">Did you know about the signs?</text:p>
          <text:p text:style-name="P3">Yeah</text:p>
        </text:list-item>
        <text:list-item>
          <text:p text:style-name="P2">What do you think is the reason most other people skate in banned areas?</text:p>
          <text:p text:style-name="P4">Transportation skating through, even though you see a lot of people staying there skating in one place</text:p>
        </text:list-item>
        <text:list-item>
          <text:p text:style-name="P1">Why do you think they placed the signs there?</text:p>
          <text:p text:style-name="P4">As a backing so they (the campus police) can tell you to stop skating if they want to</text:p>
        </text:list-item>
        <text:list-item>
          <text:p text:style-name="P1">Do you think most pedestrians mind?</text:p>
          <text:p text:style-name="P4">Probably most do</text:p>
        </text:list-item>
        <text:list-item>
          <text:p text:style-name="P1">Do you think certain times of day are more okay to skate in banned areas than others?</text:p>
          <text:p text:style-name="P4">Yes. Whenever there’s fewer pedestrians so you’re affecting fewer people by your actions</text:p>
        </text:list-item>
        <text:list-item>
          <text:p text:style-name="P1">How do you feel about other people skating in public space when you’re trying to walk?</text:p>
          <text:p text:style-name="P4">I don’t care, I like it</text:p>
        </text:list-item>
        <text:list-item>
          <text:p text:style-name="P1">What would change your mind and make you stop skating in these areas?</text:p>
          <text:p text:style-name="P4">If I realized it’s pissing a significant amount of people of. I wouldn’t stop if I heard they were enforcing it better because I know they can’t catch me</text:p>
        </text:list-item>
        <text:list-item>
          <text:p text:style-name="P2">Do you think it’s right for authority to regulate what people are allowed to use public space for (especially when it’s a form of recreation)?</text:p>
          <text:p text:style-name="P4">On school campus where there’s that many people around, yeah. In parks though you should be allowed (or can depend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5:48:58.253259279</meta:creation-date>
    <dc:date>2019-05-20T16:13:01.438922124</dc:date>
    <meta:editing-duration>PT23H52M32S</meta:editing-duration>
    <meta:editing-cycles>1</meta:editing-cycles>
    <meta:document-statistic meta:table-count="0" meta:image-count="0" meta:object-count="0" meta:page-count="1" meta:paragraph-count="18" meta:word-count="253" meta:character-count="1332" meta:non-whitespace-character-count="1106"/>
    <meta:generator>LibreOffice/6.2.0.3$Linux_X86_64 LibreOffice_project/20$Build-3</meta:generator>
  </office:meta>
</office:document-meta>
</file>